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014f2f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014f2f" style:font-size-asian="16pt" style:font-size-complex="16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3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officeooo:rsid="001c9a41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4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1" style:font-style-complex="italic" style:font-weight-complex="bold"/>
    </style:style>
    <style:style style:name="T5" style:family="text">
      <style:text-properties style:font-name="Times New Roman" fo:language="en" fo:country="US" fo:font-style="italic" style:text-underline-style="solid" style:text-underline-width="auto" style:text-underline-color="font-color" fo:font-weight="bold" officeooo:rsid="001c9a41" style:font-style-asian="italic" style:font-weight-asian="bold" style:font-name-complex="Times New Roman1" style:font-style-complex="italic" style:font-weight-complex="bold"/>
    </style:style>
    <style:style style:name="T6" style:family="text">
      <style:text-properties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X</text:span><text:span text:style-name="T5">I</text:span></text:p>
      <text:p text:style-name="P2"><text:span text:style-name="T6">Кутаясь в пальто, Александр стоял на крыльце. Так непонравившаяся ему новенькая вышла с важным видом и, задев его плечом, направилась к черной машине.</text:span></text:p>
      <text:p text:style-name="P2"><text:span text:style-name="T6">–Ну и тип этот Алехин. Хотя по внешности ничего так. Хоть в этом плане спокойнее будет, – пренебрежительно сказала девушка, захлопывая дверь. </text:span></text:p>
      <text:p text:style-name="P2"><text:span text:style-name="T6">–Наша задача отомстить их семье. Но еще при этом приблизиться к достижению нашей основной цели. Алена, мы должны добиться господства. В прошлый раз именно они помешали мне. Я ненавижу всю их семью, – сказала Мария, поправляя волосы. </text:span></text:p>
      <text:p text:style-name="P2"><text:span text:style-name="T6">Алена вздохнула и, откинувшись на спинку сиденья закрыла глаза. Машина резко тронулась и помчалась прочь. </text:span></text:p>
      <text:p text:style-name="P2"><text:span text:style-name="T6">–Вот ведь показушница, –сказал Алехин и, поправив чехол с гитарой на плече, направился в сторону метро. Алина тем временем была погружена в оформление проекта, который они выбрали с Александром. Выражение ее лица было слегка недовольным от того, что молодой человек не остался помочь ей. </text:span></text:p>
      <text:p text:style-name="P2"><text:span text:style-name="T6">Тут в класс вбежала молодая девушка. Чуть не упав, споткнувшись о порог, она подошла и села рядом с Алиной. </text:span></text:p>
      <text:p text:style-name="P2"><text:span text:style-name="T6">–О, Яна, привет, – сказала та, поднимая взгляд. </text:span></text:p>
      <text:p text:style-name="P2"><text:span text:style-name="T6">–Наконец то я тебя нашла. Всю школу оббегала. </text:span></text:p>
      <text:p text:style-name="P2"><text:span text:style-name="T6">–Так а зачем ты меня ищешь? Что случилось? </text:span></text:p>
      <text:p text:style-name="P2"><text:span text:style-name="T6">–Настя просила спросить, идешь ли ты на вечеринку в пятницу вечером?</text:span></text:p>
      <text:p text:style-name="P2"><text:soft-page-break/><text:span text:style-name="T6">–Ну даже не знаю. Более чем уверена, что там ничего интересного не будет. </text:span></text:p>
      <text:p text:style-name="P2"><text:span text:style-name="T6">–Она обещала, что в этот раз будет что-то грандиозное. </text:span></text:p>
      <text:p text:style-name="P2"><text:span text:style-name="T6">–Я подумаю. Может и приду ненадолго. </text:span></text:p>
      <text:p text:style-name="P2"><text:span text:style-name="T6">–Хорошо, так ей и передам. </text:span></text:p>
      <text:p text:style-name="P2"><text:span text:style-name="T6">–А кто вообще приглашен? </text:span></text:p>
      <text:p text:style-name="P2"><text:span text:style-name="T6">–Как я поняла, весь класс. </text:span></text:p>
      <text:p text:style-name="P2"><text:span text:style-name="T6">–Ну тогда, думаю, приду. </text:span></text:p>
      <text:p text:style-name="P2"><text:span text:style-name="T6">–Все, будем ждать, – протараторила Яна и убежала. </text:span></text:p>
      <text:p text:style-name="P2"><text:span text:style-name="T6">Алина покачала головой, проводив ее взглядом, вздохнула и вновь устремила взгляд в ноутбук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20:20:42.160000000</meta:creation-date>
    <dc:date>2022-05-15T20:21:09.179000000</dc:date>
    <meta:editing-duration>PT27S</meta:editing-duration>
    <meta:editing-cycles>1</meta:editing-cycles>
    <meta:document-statistic meta:table-count="0" meta:image-count="0" meta:object-count="0" meta:page-count="2" meta:paragraph-count="20" meta:word-count="259" meta:character-count="1646" meta:non-whitespace-character-count="1386"/>
    <meta:generator>LibreOffice/7.2.2.2$Windows_X86_64 LibreOffice_project/02b2acce88a210515b4a5bb2e46cbfb63fe97d56</meta:generator>
  </office:meta>
</office:document-meta>
</file>